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STO CAPCHA, MIRIAM YOMI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605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1854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STO CAPCHA, MIRIAM YOMI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605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 185 49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30</text:p>
          </table:table-cell>
          <table:table-cell table:style-name="Tableau1.D2" office:value-type="string">
            <text:p text:style-name="P8">1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228561</text:p>
          </table:table-cell>
          <table:table-cell table:style-name="Tabla2.D3" office:value-type="string">
            <text:p text:style-name="P23">499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E DESPACHA 130 POLLOS DE REPOSICION DE MORTANDAD EN SU DESPACHO ANTERIOR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20:20:3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